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Heading_20_4">
      <style:text-properties officeooo:rsid="001f1f77" officeooo:paragraph-rsid="001f1f77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251016"/>
    </style:style>
    <style:style style:name="T1" style:family="text">
      <style:text-properties officeooo:rsid="0020f6aa"/>
    </style:style>
    <style:style style:name="T2" style:family="text">
      <style:text-properties officeooo:rsid="00233642"/>
    </style:style>
    <style:style style:name="T3" style:family="text">
      <style:text-properties officeooo:rsid="0024e146"/>
    </style:style>
    <style:style style:name="T4" style:family="text">
      <style:text-properties officeooo:rsid="0025101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number-of-good-leaf-nodes-pairs/" text:style-name="Internet_20_link" text:visited-style-name="Visited_20_Internet_20_Link">1530. Number of Good Leaf Nodes Pairs</text:a></text:h>
      <text:h text:style-name="P2" text:outline-level="4">Updating distances while DFSing <text:span text:style-name="T1">(</text:span><text:span text:style-name="T2">hashmap</text:span><text:span text:style-name="T1">)</text:span></text:h>
      <text:p text:style-name="P3">/*</text:p>
      <text:p text:style-name="P3"><text:s text:c="4"/>Updating distances while DFSing <text:span text:style-name="T1">(array)</text:span></text:p>
      <text:p text:style-name="P3"><text:s text:c="4"/>Time complexity ≤<text:span text:style-name="T4"> </text:span><text:s/><draw:frame draw:style-name="fr1" draw:name="Object1" text:anchor-type="as-char" svg:y="-0.3311in" svg:width="1.3228in" svg:height="0.51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3">where </text:span><text:span text:style-name="T3"><draw:frame draw:style-name="fr1" draw:name="Object2" text:anchor-type="as-char" svg:y="-0.1854in" svg:width="0.1874in" svg:height="0.2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<text:s/>is the height of the tree, </text:span><text:span text:style-name="T3"><draw:frame draw:style-name="fr1" draw:name="Object3" text:anchor-type="as-char" svg:y="-0.1898in" svg:width="1.4945in" svg:height="0.265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><text:s text:c="4"/>Extra space complexity: O(n)</text:p>
      <text:p text:style-name="P3">*/</text:p>
      <text:p text:style-name="P1">class Solution {</text:p>
      <text:p text:style-name="P1"><text:s text:c="4"/>public:</text:p>
      <text:p text:style-name="P1"><text:s text:c="8"/>int ans;</text:p>
      <text:p text:style-name="P1"><text:s text:c="4"/>public:</text:p>
      <text:p text:style-name="P1"><text:s text:c="7"/>std::unordered_map&lt;int,int&gt; dfs(TreeNode* node,int&amp; dist){</text:p>
      <text:p text:style-name="P1"><text:s text:c="12"/>if(!node) return {};</text:p>
      <text:p text:style-name="P1"/>
      <text:p text:style-name="P1"><text:s text:c="12"/>std::unordered_map&lt;int,int&gt; m;m[1]=1;</text:p>
      <text:p text:style-name="P1"><text:s text:c="12"/>if(!node-&gt;left&amp;&amp;!node-&gt;right) return m;</text:p>
      <text:p text:style-name="P1"/>
      <text:p text:style-name="P1"><text:s text:c="12"/>std::unordered_map&lt;int,int&gt; left=dfs(node-&gt;left,dist);</text:p>
      <text:p text:style-name="P1"><text:s text:c="12"/>std::unordered_map&lt;int,int&gt; right=dfs(node-&gt;right,dist);</text:p>
      <text:p text:style-name="P1"/>
      <text:p text:style-name="P1"><text:s text:c="12"/>for(auto&amp; [l,lf]: left){</text:p>
      <text:p text:style-name="P1"><text:s text:c="16"/>for(auto&amp; [r,rf]: right){</text:p>
      <text:p text:style-name="P1"><text:s text:c="20"/>if(l+r&lt;=dist) ans+=(lf*rf);</text:p>
      <text:p text:style-name="P1"><text:s text:c="16"/>}</text:p>
      <text:p text:style-name="P1"><text:s text:c="12"/>}</text:p>
      <text:p text:style-name="P1"/>
      <text:p text:style-name="P1"><text:s text:c="12"/>std::unordered_map&lt;int,int&gt; parent;</text:p>
      <text:p text:style-name="P1"/>
      <text:p text:style-name="P1"><text:s text:c="12"/>for(auto&amp; [l,f]: left){</text:p>
      <text:p text:style-name="P1"><text:s text:c="16"/>if(l+1&lt;=dist) parent[l+1]+=f;; </text:p>
      <text:p text:style-name="P1"><text:s text:c="12"/>}</text:p>
      <text:p text:style-name="P1"/>
      <text:p text:style-name="P1"><text:s text:c="12"/>for(auto&amp; [r,f]: right){</text:p>
      <text:p text:style-name="P1"><text:s text:c="16"/>if(r+1&lt;=dist) parent[r+1]+=f; </text:p>
      <text:p text:style-name="P1"><text:s text:c="12"/>}</text:p>
      <text:p text:style-name="P1"/>
      <text:p text:style-name="P1"><text:soft-page-break/><text:s text:c="12"/>return parent;</text:p>
      <text:p text:style-name="P1"><text:s text:c="8"/>}</text:p>
      <text:p text:style-name="P1"/>
      <text:p text:style-name="P1"><text:s text:c="8"/>int countPairs(TreeNode* root, int distance) {</text:p>
      <text:p text:style-name="P1"><text:s text:c="12"/>ans=0;</text:p>
      <text:p text:style-name="P1"><text:s text:c="12"/>dfs(root,distance);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9:24:12.371778343</meta:creation-date>
    <dc:date>2024-07-18T20:27:16.939977556</dc:date>
    <meta:editing-duration>PT13M36S</meta:editing-duration>
    <meta:editing-cycles>11</meta:editing-cycles>
    <meta:generator>LibreOffice/7.3.7.2$Linux_X86_64 LibreOffice_project/30$Build-2</meta:generator>
    <meta:document-statistic meta:table-count="0" meta:image-count="0" meta:object-count="3" meta:page-count="2" meta:paragraph-count="38" meta:word-count="96" meta:character-count="1164" meta:non-whitespace-character-count="76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×</mo>
            <mfrac>
              <mrow>
                <msup>
                  <mn>4</mn>
                  <mrow>
                    <mi>h</mi>
                    <mo stretchy="false">+</mo>
                    <mn>1</mn>
                  </mrow>
                </msup>
                <mo stretchy="false">−</mo>
                <mn>1</mn>
              </mrow>
              <mrow>
                <mtext>    </mtext>
                <mn>3</mn>
              </mrow>
            </mfrac>
          </mrow>
        </mrow>
        <mo fence="true" form="postfix" stretchy="false">)</mo>
      </mrow>
    </mrow>
    <annotation encoding="StarMath 5.0">O(n times {{4^{h+1}-1} over {"    "3}})</annotation>
  </semantics>
</math>
</file>

<file path=Object 2/content.xml><?xml version="1.0" encoding="utf-8"?>
<math xmlns="http://www.w3.org/1998/Math/MathML" display="block">
  <semantics>
    <mi>h</mi>
    <annotation encoding="StarMath 5.0">h</annotation>
  </semantics>
</math>
</file>

<file path=Object 3/content.xml><?xml version="1.0" encoding="utf-8"?>
<math xmlns="http://www.w3.org/1998/Math/MathML" display="block">
  <semantics>
    <mrow>
      <mrow>
        <mi>h</mi>
        <mo stretchy="false">=</mo>
        <msub>
          <mi>log</mi>
          <mn>2</mn>
        </msub>
      </mrow>
      <mrow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  <mo stretchy="false">−</mo>
        <mn>1</mn>
      </mrow>
    </mrow>
    <annotation encoding="StarMath 5.0">h=log_2(n+1)-1</annotation>
  </semantics>
</math>
</file>